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Normal">
      <style:text-properties style:font-name="Times New Roman" fo:font-size="12pt" officeooo:paragraph-rsid="000d72ef" style:font-size-asian="12pt" style:font-name-complex="Times New Roman" style:font-size-complex="12pt"/>
    </style:style>
    <style:style style:name="P3" style:family="paragraph" style:parent-style-name="Normal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4" style:family="paragraph" style:parent-style-name="Paragraphe_20_de_20_liste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Paragraphe_20_de_20_liste"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Paragraphe_20_de_20_liste" style:list-style-name="L4"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Paragraphe_20_de_20_liste" style:list-style-name="L1">
      <style:paragraph-properties fo:margin-left="0cm" fo:margin-right="0cm" fo:text-indent="0cm" style:auto-text-indent="false"/>
      <style:text-properties style:font-name="Times New Roman" fo:font-size="12pt" fo:font-weight="bold" officeooo:paragraph-rsid="001119af" style:font-size-asian="12pt" style:font-weight-asian="bold" style:font-name-complex="Times New Roman" style:font-size-complex="12pt" style:font-weight-complex="bold"/>
    </style:style>
    <style:style style:name="P9" style:family="paragraph" style:parent-style-name="Paragraphe_20_de_20_liste" style:list-style-name="L2">
      <style:paragraph-properties fo:margin-left="0cm" fo:margin-right="0cm" fo:text-indent="0cm" style:auto-text-indent="false"/>
      <style:text-properties style:font-name="Times New Roman" fo:font-size="12pt" fo:font-weight="bold" officeooo:paragraph-rsid="000e86fb" style:font-size-asian="12pt" style:font-weight-asian="bold" style:font-name-complex="Times New Roman" style:font-size-complex="12pt" style:font-weight-complex="bold"/>
    </style:style>
    <style:style style:name="P10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officeooo:rsid="000f0895" officeooo:paragraph-rsid="000f0895" style:font-size-asian="12pt" style:font-name-complex="Times New Roman" style:font-size-complex="12pt"/>
    </style:style>
    <style:style style:name="P12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officeooo:rsid="0011ce2d" officeooo:paragraph-rsid="0011ce2d" style:font-size-asian="12pt" style:font-name-complex="Times New Roman" style:font-size-complex="12pt"/>
    </style:style>
    <style:style style:name="P13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officeooo:rsid="00122f68" officeooo:paragraph-rsid="00122f68" style:font-size-asian="12pt" style:font-name-complex="Times New Roman" style:font-size-complex="12pt"/>
    </style:style>
    <style:style style:name="P14" style:family="paragraph" style:parent-style-name="Normal" style:master-page-name="MP0">
      <style:paragraph-properties fo:text-align="center" style:justify-single-word="false" style:page-number="auto" fo:break-before="page"/>
      <style:text-properties fo:color="#002060" fo:font-size="14pt" fo:font-weight="bold" style:font-size-asian="14pt" style:font-weight-asian="bold" style:font-size-complex="14pt" style:font-weight-complex="bold"/>
    </style:style>
    <style:style style:name="P15" style:family="paragraph" style:parent-style-name="Normal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6" style:family="paragraph" style:parent-style-name="Normal">
      <style:text-properties style:font-name="Times New Roman" fo:font-size="12pt" fo:font-weight="bold" officeooo:paragraph-rsid="001119af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d29e1" style:font-size-asian="12pt" style:font-name-complex="Times New Roman" style:font-size-complex="12pt"/>
    </style:style>
    <style:style style:name="T3" style:family="text">
      <style:text-properties officeooo:rsid="000d29e1"/>
    </style:style>
    <style:style style:name="T4" style:family="text">
      <style:text-properties officeooo:rsid="000d72ef"/>
    </style:style>
    <style:style style:name="T5" style:family="text">
      <style:text-properties officeooo:rsid="000e86fb"/>
    </style:style>
    <style:style style:name="T6" style:family="text">
      <style:text-properties officeooo:rsid="001119af"/>
    </style:style>
    <style:style style:name="T7" style:family="text">
      <style:text-properties officeooo:rsid="0013a82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P2 Fiabilité logicielle – couverture de tests avec JaCoCo</text:p>
      <text:p text:style-name="P3"/>
      <text:p text:style-name="P1">ARTAUD Cyril</text:p>
      <text:p text:style-name="P1">DRAOU Meryem</text:p>
      <text:p text:style-name="P1"/>
      <text:list xml:id="list3947166952" text:style-name="L1">
        <text:list-header>
          <text:p text:style-name="P8"><text:span text:style-name="T6">1. <text:s/></text:span>Premiers pas avec JaCoCo</text:p>
        </text:list-header>
      </text:list>
      <text:p text:style-name="P4"/>
      <text:list xml:id="list496644216" text:style-name="L2">
        <text:list-item>
          <text:list>
            <text:list-header>
              <text:p text:style-name="P9"><text:span text:style-name="T6">1.1. </text:span>Calcul de la couverture par JaCoCo</text:p>
            </text:list-header>
          </text:list>
        </text:list-item>
      </text:list>
      <text:list xml:id="list3702396766" text:style-name="L3">
        <text:list-header>
          <text:p text:style-name="P10"/>
          <text:p text:style-name="P10"><text:span text:style-name="T6">1) </text:span>Après lancement des tests on en déduit que :</text:p>
        </text:list-header>
      </text:list>
      <text:p text:style-name="P5"/>
      <text:list xml:id="list2842501032" text:style-name="L4">
        <text:list-item>
          <text:p text:style-name="P7">La couleur verte indique que <text:span text:style-name="T5">l’instruction est couverte.</text:span></text:p>
        </text:list-item>
        <text:list-item>
          <text:p text:style-name="P7">La couleur rouge indique que <text:span text:style-name="T5">l’instruction n’est pas couverte.</text:span></text:p>
        </text:list-item>
        <text:list-item>
          <text:p text:style-name="P7">La couleur jaune indique que <text:span text:style-name="T5">la condition n’est pas totalement couverte</text:span>.</text:p>
        </text:list-item>
      </text:list>
      <text:p text:style-name="P6"/>
      <text:p text:style-name="P11">Si une condition est un jaune c’est que toute les branches ne sont pas couvertes.</text:p>
      <text:p text:style-name="P11"/>
      <text:p text:style-name="P12">Il est possible de couvrir toutes les instructions de la classe Palindrome, il suffit de tester le cas où on a un mot de taille impaire. Le test qui est @Disabled permettra de couvrir cette instruction ce qui permettra de couvrir à 100 % les instructions de Palindrome.</text:p>
      <text:p text:style-name="P12"/>
      <text:p text:style-name="P13">Par contre pour PartialCoverage il est impossible de couvrir ses instructions à 100 %. Malgré que nous donnons des valeurs pour x et y en paramêtre <text:span text:style-name="T7">ces valeurs seront changé au début de la méthode x vaudra 1 et y vaudra -1, la boucle for qui utilisera i comme indice commencera à la valeur de x, donc 1, et la boucle s’arrêtera quand i ≥ y. Donc l’instruction dans la boucle ne sera pas couverte car la condition de sortie de boucle sera vrai au premier parcours.</text:span></text:p>
      <text:p text:style-name="P1"/>
      <text:p text:style-name="P16">2. Etude de couverture de code</text:p>
      <text:p text:style-name="P15">2.1. Couverture des classes de l’application Complex</text:p>
      <text:p text:style-name="P2"><text:span text:style-name="T4">Lors de l’analyse de couverture de la classe Complex nous remarquons que seulement 2 méthodes ne sont pas 100 % couvertes. </text:span>L<text:span text:style-name="T4">a</text:span> méthode isZero() <text:span text:style-name="T3">est partiellement couverte car toutes les possibilités de sa décision ne sont pas couvertes </text:span>et <text:span text:style-name="T4">la méthode</text:span> toString() n’étaient <text:span text:style-name="T3">pas</text:span> couverte.</text:p>
      <text:p text:style-name="Normal"><text:span text:style-name="Police_20_par_20_défaut"><text:span text:style-name="T1">Nous ajoutons ensuite le test testZeroAndFalse() </text:span></text:span><text:span text:style-name="Police_20_par_20_défaut"><text:span text:style-name="T2">qui permet que isZero() soit couvert à 100 %,</text:span></text:span><text:span text:style-name="Police_20_par_20_défaut"><text:span text:style-name="T1"> et </text:span></text:span><text:span text:style-name="Police_20_par_20_défaut"><text:span text:style-name="T2">nous ajoutons le test </text:span></text:span><text:span text:style-name="Police_20_par_20_défaut"><text:span text:style-name="T1">testToString() pour </text:span></text:span><text:span text:style-name="Police_20_par_20_défaut"><text:span text:style-name="T2">couvrir toString(). Avec ces tests nous </text:span></text:span><text:span text:style-name="Police_20_par_20_défaut"><text:span text:style-name="T1">obten</text:span></text:span><text:span text:style-name="Police_20_par_20_défaut"><text:span text:style-name="T2">ons</text:span></text:span><text:span text:style-name="Police_20_par_20_défaut"><text:span text:style-name="T1"> un </text:span></text:span><text:span text:style-name="Police_20_par_20_défaut"><text:span text:style-name="T2">taux de couverture de 100 % sur la classe Complex</text:span></text:span><text:span text:style-name="Police_20_par_20_défaut"><text:span text:style-name="T1">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Meryem DRAOU</meta:initial-creator>
    <meta:creation-date>2023-01-11T08:42:00Z</meta:creation-date>
    <dc:date>2023-01-11T13:19:44.101869012</dc:date>
    <meta:editing-cycles>11</meta:editing-cycles>
    <meta:editing-duration>PT38M22S</meta:editing-duration>
    <meta:document-statistic meta:table-count="0" meta:image-count="0" meta:object-count="0" meta:page-count="1" meta:paragraph-count="16" meta:word-count="313" meta:character-count="1810" meta:non-whitespace-character-count="1513"/>
    <meta:template xlink:type="simple" xlink:actuate="onRequest" xlink:title="" xlink:href="Normal"/>
  </office:meta>
</office:document-meta>
</file>